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F0" style:family="paragraph">
      <style:paragraph-properties fo:break-before="page" fo:text-align="center"/>
    </style:style>
    <style:style style:name="P3" style:parent-style-name="Título1" style:family="paragraph">
      <style:paragraph-properties fo:text-align="center"/>
    </style:style>
    <style:style style:name="P4" style:parent-style-name="Título1" style:family="paragraph">
      <style:paragraph-properties fo:text-align="center"/>
    </style:style>
    <style:style style:name="P5" style:parent-style-name="PreformattedText" style:family="paragraph">
      <style:text-properties fo:font-size="12pt" style:font-size-asian="12pt" style:font-size-complex="12pt"/>
    </style:style>
    <style:style style:name="P6" style:parent-style-name="PreformattedText" style:family="paragraph">
      <style:text-properties fo:font-size="12pt" style:font-size-asian="12pt" style:font-size-complex="12pt"/>
    </style:style>
    <style:style style:name="P7" style:parent-style-name="PreformattedText" style:family="paragraph">
      <style:text-properties fo:font-size="12pt" style:font-size-asian="12pt" style:font-size-complex="12pt"/>
    </style:style>
    <style:style style:name="P8" style:parent-style-name="PreformattedText" style:family="paragraph">
      <style:text-properties fo:font-size="12pt" style:font-size-asian="12pt" style:font-size-complex="12pt"/>
    </style:style>
    <style:style style:name="P9" style:parent-style-name="PreformattedText" style:family="paragraph">
      <style:text-properties fo:font-size="12pt" style:font-size-asian="12pt" style:font-size-complex="12pt"/>
    </style:style>
    <style:style style:name="P10" style:parent-style-name="PreformattedText" style:family="paragraph">
      <style:text-properties fo:font-size="12pt" style:font-size-asian="12pt" style:font-size-complex="12pt"/>
    </style:style>
    <style:style style:name="P11" style:parent-style-name="PreformattedText" style:family="paragraph">
      <style:text-properties fo:font-size="12pt" style:font-size-asian="12pt" style:font-size-complex="12pt"/>
    </style:style>
    <style:style style:name="P12" style:parent-style-name="PreformattedText" style:family="paragraph">
      <style:text-properties fo:font-size="12pt" style:font-size-asian="12pt" style:font-size-complex="12pt"/>
    </style:style>
    <style:style style:name="P13" style:parent-style-name="PreformattedText" style:family="paragraph">
      <style:text-properties fo:font-size="12pt" style:font-size-asian="12pt" style:font-size-complex="12pt"/>
    </style:style>
    <style:style style:name="P14" style:parent-style-name="PreformattedText" style:family="paragraph">
      <style:text-properties fo:font-size="12pt" style:font-size-asian="12pt" style:font-size-complex="12pt"/>
    </style:style>
    <style:style style:name="P15" style:parent-style-name="PreformattedText" style:family="paragraph">
      <style:paragraph-properties fo:break-before="page"/>
    </style:style>
    <style:style style:name="P16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" style:parent-style-name="Fuentedepárrafopredeter." style:family="text">
      <style:text-properties fo:language="es" fo:country="ES"/>
    </style:style>
    <style:style style:name="T18" style:parent-style-name="Fuentedepárrafopredeter." style:family="text">
      <style:text-properties fo:language="es" fo:country="ES"/>
    </style:style>
    <style:style style:name="T19" style:parent-style-name="Fuentedepárrafopredeter." style:family="text">
      <style:text-properties fo:language="es" fo:country="ES"/>
    </style:style>
    <style:style style:name="P20" style:parent-style-name="PreformattedText" style:family="paragraph">
      <style:paragraph-properties fo:break-before="page"/>
    </style:style>
    <style:style style:name="P21" style:parent-style-name="PreformattedText" style:family="paragraph">
      <style:paragraph-properties fo:text-align="justify" fo:margin-bottom="0.1666in"/>
      <style:text-properties fo:font-size="12pt" style:font-size-asian="12pt" style:font-size-complex="12pt"/>
    </style:style>
    <style:style style:name="P22" style:parent-style-name="PreformattedText" style:family="paragraph">
      <style:paragraph-properties fo:text-align="justify" fo:margin-bottom="0.1666in"/>
      <style:text-properties fo:font-size="12pt" style:font-size-asian="12pt" style:font-size-complex="12pt"/>
    </style:style>
    <style:style style:name="P23" style:parent-style-name="PreformattedText" style:family="paragraph">
      <style:paragraph-properties fo:text-align="justify" fo:margin-bottom="0.1666in"/>
      <style:text-properties fo:font-size="12pt" style:font-size-asian="12pt" style:font-size-complex="12pt"/>
    </style:style>
    <style:style style:name="P24" style:parent-style-name="PreformattedText" style:family="paragraph">
      <style:paragraph-properties fo:text-align="justify" fo:margin-bottom="0.1666in"/>
      <style:text-properties fo:font-size="12pt" style:font-size-asian="12pt" style:font-size-complex="12pt"/>
    </style:style>
    <style:style style:name="P25" style:parent-style-name="PreformattedText" style:family="paragraph">
      <style:paragraph-properties fo:text-align="justify" fo:margin-bottom="0.1666in"/>
      <style:text-properties fo:font-size="12pt" style:font-size-asian="12pt" style:font-size-complex="12pt"/>
    </style:style>
    <style:style style:name="P26" style:parent-style-name="PreformattedText" style:family="paragraph">
      <style:paragraph-properties fo:text-align="justify" fo:margin-bottom="0.1666in"/>
      <style:text-properties fo:font-size="12pt" style:font-size-asian="12pt" style:font-size-complex="12pt"/>
    </style:style>
    <style:style style:name="P27" style:parent-style-name="PreformattedText" style:family="paragraph">
      <style:paragraph-properties fo:text-align="justify" fo:margin-bottom="0.1666in"/>
      <style:text-properties fo:font-size="12pt" style:font-size-asian="12pt" style:font-size-complex="12pt"/>
    </style:style>
    <style:style style:name="P28" style:parent-style-name="PreformattedText" style:family="paragraph">
      <style:paragraph-properties fo:text-align="justify" fo:margin-bottom="0.1666in"/>
    </style:style>
    <style:style style:name="P29" style:parent-style-name="PreformattedText" style:family="paragraph">
      <style:paragraph-properties fo:text-align="justify" fo:margin-bottom="0.1666in"/>
    </style:style>
    <style:style style:name="P30" style:parent-style-name="PreformattedText" style:family="paragraph">
      <style:paragraph-properties fo:text-align="justify" fo:margin-bottom="0.1666in"/>
    </style:style>
  </office:automatic-styles>
  <office:body>
    <office:text text:use-soft-page-breaks="true">
      <text:h text:style-name="P1" text:outline-level="1"/>
      <text:h text:style-name="P3" text:outline-level="1">Herramientas de desarrollo y</text:h>
      <text:h text:style-name="P4" text:outline-level="1">Servicios POSIX para la gestión de procesos</text:h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5">ALUMNOS:</text:p>
      <text:p text:style-name="P6">Daniel Eguren Esteban,</text:p>
      <text:p text:style-name="P7">Carlos Gutiérrez Sánchez,</text:p>
      <text:p text:style-name="P8">Pablo Nieto Arias,</text:p>
      <text:p text:style-name="P9">Héctor Valverde de la Plaza</text:p>
      <text:p text:style-name="P10"/>
      <text:p text:style-name="P11">PROFESOR:</text:p>
      <text:p text:style-name="P12">David Fernández Barrero</text:p>
      <text:p text:style-name="P13"/>
      <text:p text:style-name="P14">GRUPO DE<text:s/>LABORATORIO<text:s/>8</text:p>
      <text:p text:style-name="P15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Índice</text:p>
          <text:p text:style-name="Contents1"><text:a xlink:href="#__RefHeading___Toc107_1804785491" office:target-frame-name="_top" xlink:show="replace">Fases de la práctica realizadas<text:tab/><text:span text:style-name="T17">3</text:span></text:a></text:p>
          <text:p text:style-name="Contents1"><text:a xlink:href="#__RefHeading___Toc109_1804785491" office:target-frame-name="_top" xlink:show="replace">Mejoras adicionales<text:tab/><text:span text:style-name="T18">3</text:span></text:a></text:p>
          <text:p text:style-name="Contents1"><text:a xlink:href="#__RefHeading___Toc111_1804785491" office:target-frame-name="_top" xlink:show="replace">Repositorio Github<text:tab/><text:span text:style-name="T19">3</text:span></text:a></text:p>
        </text:index-body>
      </text:table-of-content>
      <text:p text:style-name="PreformattedText"/>
      <text:p text:style-name="PreformattedText"/>
      <text:p text:style-name="P20"/>
      <text:h text:style-name="Título1" text:outline-level="1"><text:bookmark-start text:name="__RefHeading___Toc107_1804785491"/>Fases de la práctica realizadas<text:bookmark-end text:name="__RefHeading___Toc107_1804785491"/></text:h>
      <text:p text:style-name="P21">La práctica ha sido realizada al completo por los alumnos del grupo. Las 7 fases han sido implementadas en el programa, así como su correcta documentación<text:s/>y casos de prueba relacionados.</text:p>
      <text:p text:style-name="P22">Se ha comprobado que el programa funciona correctamente y compila exitosamente. No se producen errores o warnings en la compilación del programa,<text:s/>ni<text:s/>en nuestros ordenadores<text:s/>ni<text:s/>en<text:s/>otros ajenos a<text:s/>los<text:s/>nuestros.</text:p>
      <text:p text:style-name="P23">Lo primero que hicimos fue conseguir que la minishell reconociera las órdenes internas y las ejecutara. Después logramos la ejecución de las órdenes externas.</text:p>
      <text:p text:style-name="P24">Más tarde, implementamos la funcionalidad de ejecución de órdenes en segundo plano y automatizamos el proceso de compilación del programa mediante el archivo Makefile así como la creación de una biblioteca estática.</text:p>
      <text:p text:style-name="P25">Tras eso, hemos añadido la ejecución de secuencias de órdenes y la redirección de la entrada salida para la manipulación de archivos.</text:p>
      <text:p text:style-name="P26">Por ultimo se han implementado las tuberías para que funcionen en conjunto con el resto del programa.</text:p>
      <text:h text:style-name="Título1" text:outline-level="1"><text:bookmark-start text:name="__RefHeading___Toc109_1804785491"/>Mejoras adicionales<text:bookmark-end text:name="__RefHeading___Toc109_1804785491"/></text:h>
      <text:p text:style-name="P27">En la fase 5 (Ejecución de secuencias de órdenes)<text:s/>se ha implementado el reconocimiento de las órdenes internas en las secuencias de órdenes cerciorándonos de su adecuado funcionamiento con los casos de prueba pertinentes.</text:p>
      <text:h text:style-name="Título1" text:outline-level="1"><text:bookmark-start text:name="__RefHeading___Toc111_1804785491"/>Repositorio Github<text:bookmark-end text:name="__RefHeading___Toc111_1804785491"/></text:h>
      <text:p text:style-name="P28">Los alumnos han utilizado un repositorio Github en el que han ido<text:s/>subiendo los cambios realizados.</text:p>
      <text:p text:style-name="P29">Los alumnos enviaron al profesor de laboratorio la invitación para unirse. Aún así, a continuación se adjunta el enlace de invitación:</text:p>
      <text:p text:style-name="P30"><text:a xlink:href="https://github.com/PabloNietoA/PL2_SSOO.git" office:target-frame-name="_top" xlink:show="replace"><text:span text:style-name="Hipervínculo">https://github.com/PabloNietoA/PL2_SSOO.git</text:span></text:a></text:p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Headerleft" style:display-name="Header left" style:family="paragraph" style:parent-style-name="Encabezado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402in"/>
      </style:header-style>
      <style:footer-style>
        <style:header-footer-properties style:dynamic-spacing="true" fo:min-height="0.2402in"/>
      </style:footer-style>
    </style:page-layout>
    <style:style style:name="T2" style:parent-style-name="Fuentedepárrafopredeter." style:family="text">
      <style:text-properties fo:background-color="#FFFFFF"/>
    </style:style>
  </office:automatic-styles>
  <office:master-styles>
    <style:master-page style:name="MPF0" style:page-layout-name="PL0">
      <style:header>
        <text:p text:style-name="Encabezado">Práctica 2<text:tab/><text:tab/>Grupo 8</text:p>
      </style:header>
      <style:footer>
        <text:p text:style-name="Piedepágina"><text:tab/><text:tab/><text:span text:style-name="T2"><text:page-number text:fixed="false">6</text:page-number></text:span></text:p>
      </style:footer>
      <style:header-first>
        <text:p text:style-name="Headerleft"/>
      </style:header-first>
      <style:footer-first>
        <text:p text:style-name="Piedepágina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ieto Arias Pablo</dc:creator>
    <meta:creation-date>2022-12-03T16:21:00Z</meta:creation-date>
    <dc:date>2022-12-03T16:45:00Z</dc:date>
    <meta:template xlink:href="Normal.dotm" xlink:type="simple"/>
    <meta:editing-cycles>2</meta:editing-cycles>
    <meta:editing-duration>PT1800S</meta:editing-duration>
    <meta:document-statistic meta:page-count="3" meta:paragraph-count="4" meta:word-count="335" meta:character-count="2179" meta:row-count="15" meta:non-whitespace-character-count="1848"/>
  </office:meta>
</office:document-meta>
</file>